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7"/></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7"/></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5"/></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570403707"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629162795"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6M30S</meta:editing-duration>
    <meta:editing-cycles>926</meta:editing-cycles>
    <meta:generator>LibreOffice/6.3.3.2$Linux_X86_64 LibreOffice_project/a64200df03143b798afd1ec74a12ab50359878ed</meta:generator>
    <dc:date>2020-01-13T15:49:29.253598364</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